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4000000654A4167A9E0CF51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105cm, 40.635cm, 20.642cm, 5.37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23cm" svg:height="3.506cm" svg:x="2.016cm" svg:y="8.874cm">
          <draw:image xlink:href="Pictures/1000020100000B4000000654A4167A9E0CF511A7.png" xlink:type="simple" xlink:show="embed" xlink:actuate="onLoad">
            <text:p text:style-name="P1"><text:s text:c="2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5:48:03.764624366</meta:creation-date>
    <dc:date>2018-02-06T15:48:43.341154637</dc:date>
    <meta:editing-duration>PT40S</meta:editing-duration>
    <meta:editing-cycles>1</meta:editing-cycles>
    <meta:document-statistic meta:object-count="1"/>
    <meta:generator>LibreOffice/5.4.2.2$Linux_X86_64 LibreOffice_project/40m0$Build-2</meta:generator>
  </office:meta>
</office:document-meta>
</file>